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Bitstream Vera Serif"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31" style:family="paragraph" style:parent-style-name="Text_20_body" style:list-style-name="L8">
      <style:paragraph-properties fo:margin-left="-0.4925in" fo:margin-right="0in" fo:margin-top="0in" fo:margin-bottom="0in" fo:text-indent="0in" style:auto-text-indent="false"/>
      <style:text-properties fo:font-style="normal" style:font-style-asian="normal" style:font-style-complex="normal"/>
    </style:style>
    <style:style style:name="P32" style:family="paragraph" style:parent-style-name="Text_20_body" style:list-style-name="L9">
      <style:paragraph-properties fo:margin-left="-0.4925in" fo:margin-right="0in" fo:margin-top="0in" fo:margin-bottom="0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4"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5"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36"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7"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9"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text-properties style:font-name="Courier"/>
    </style:style>
    <style:style style:name="P43" style:family="paragraph" style:parent-style-name="Text_20_body">
      <style:text-properties style:font-name="Courier"/>
    </style:style>
    <style:style style:name="P44" style:family="paragraph" style:parent-style-name="Text_20_body">
      <style:text-properties style:font-name="Bitstream Vera Serif"/>
    </style:style>
    <style:style style:name="P45" style:family="paragraph" style:parent-style-name="Heading_20_3">
      <style:text-properties style:font-name="Bitstream Vera Sans"/>
    </style:style>
    <style:style style:name="P46" style:family="paragraph" style:parent-style-name="Heading_20_3">
      <style:paragraph-properties fo:margin-left="0in" fo:margin-right="0in" fo:text-indent="0in" style:auto-text-indent="false"/>
      <style:text-properties style:font-name="Bitstream Vera Sans"/>
    </style:style>
    <style:style style:name="P47" style:family="paragraph" style:parent-style-name="Heading_20_3">
      <style:paragraph-properties fo:margin-left="0in" fo:margin-right="0in" fo:text-indent="0in" style:auto-text-indent="false" fo:break-before="page"/>
      <style:text-properties style:font-name="Bitstream Vera Sans"/>
    </style:style>
    <style:style style:name="P48"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6-11-03T10:52:42">2006-11-03</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 <text:s text:c="5"/>IN <text:s text:c="5"/>A <text:s text:c="3"/>10.1.1.50</text:p>
      <text:p text:style-name="P15">sipx2.example.com. <text:s text:c="5"/>IN <text:s text:c="5"/>A <text:s text:c="3"/>10.1.2.50</text:p>
      <text:p text:style-name="P15"/>
      <text:p text:style-name="P15">example.com. <text:s text:c="11"/>IN <text:s text:c="5"/>NAPTR <text:s text:c="2"/>2 0 "s" "SIP+D2T" "" _sip._tcp.example.com.</text:p>
      <text:p text:style-name="P15">example.com. <text:s text:c="11"/>IN <text:s text:c="5"/>NAPTR <text:s text:c="2"/>2 0 "s" "SIP+D2U" "" _sip._udp.example.com.</text:p>
      <text:p text:style-name="P15"/>
      <text:p text:style-name="P15">_sip._tcp.example.com. <text:s/>IN <text:s text:c="5"/>SRV <text:s/>1 0 5060 sipx1.example.com.</text:p>
      <text:p text:style-name="P15">_sip._tcp.example.com. <text:s/>IN <text:s text:c="5"/>SRV <text:s/>1 0 5060 sipx2.example.com.</text:p>
      <text:p text:style-name="P15">_sip._udp.example.com. <text:s/>IN <text:s text:c="5"/>SRV <text:s/>1 0 5060 sipx1.example.com.</text:p>
      <text:p text:style-name="P15">_sip._udp.example.com. <text:s/>IN <text:s text:c="5"/>SRV <text:s/>1 0 5060 sipx2.example.com.</text:p>
      <text:p text:style-name="P15"/>
      <text:p text:style-name="P15">; sipx1.example.com routing for registry/redirect service</text:p>
      <text:p text:style-name="P15">_sip._tcp.rr.sipx1.example.com. IN <text:s text:c="2"/>SRV <text:s text:c="7"/>1 <text:s text:c="2"/>0 5070 sipx1.example.com.</text:p>
      <text:p text:style-name="P15">_sip._udp.rr.sipx1.example.com. IN <text:s text:c="2"/>SRV <text:s text:c="7"/>3 <text:s text:c="2"/>0 5070 sipx1.example.com.</text:p>
      <text:p text:style-name="P15">_sip._tcp.rr.sipx1.example.com. IN <text:s text:c="2"/>SRV <text:s text:c="7"/>2 100 5070 sipx2.example.com.</text:p>
      <text:p text:style-name="P15">_sip._udp.rr.sipx1.example.com. IN <text:s text:c="2"/>SRV <text:s text:c="7"/>4 100 5070 sipx2.example.com.</text:p>
      <text:p text:style-name="P15"/>
      <text:p text:style-name="P15">; sipx1.example.com routing for authorization service</text:p>
      <text:p text:style-name="P15">_sip._tcp.ap.sipx1.example.com. IN <text:s text:c="2"/>SRV <text:s text:c="7"/>1 <text:s text:c="2"/>0 5080 sipx1.example.com.</text:p>
      <text:p text:style-name="P15">_sip._udp.ap.sipx1.example.com. IN <text:s text:c="2"/>SRV <text:s text:c="7"/>3 <text:s text:c="2"/>0 5080 sipx1.example.com.</text:p>
      <text:p text:style-name="P15">_sip._tcp.ap.sipx1.example.com. IN <text:s text:c="2"/>SRV <text:s text:c="7"/>2 100 5080 sipx2.example.com.</text:p>
      <text:p text:style-name="P15">_sip._udp.ap.sipx1.example.com. IN <text:s text:c="2"/>SRV <text:s text:c="7"/>4 100 5080 sipx2.example.com.</text:p>
      <text:p text:style-name="P15"/>
      <text:p text:style-name="P15">; sipx2.example.com routing for registry/redirect service</text:p>
      <text:p text:style-name="P15">_sip._tcp.rr.sipx2.example.com. IN <text:s text:c="2"/>SRV <text:s text:c="7"/>1 <text:s text:c="2"/>0 5070 sipx2.example.com.</text:p>
      <text:p text:style-name="P15">_sip._udp.rr.sipx2.example.com. IN <text:s text:c="2"/>SRV <text:s text:c="7"/>3 <text:s text:c="2"/>0 5070 sipx2.example.com.</text:p>
      <text:p text:style-name="P15">_sip._tcp.rr.sipx2.example.com. IN <text:s text:c="2"/>SRV <text:s text:c="7"/>2 100 5070 sipx1.example.com.</text:p>
      <text:p text:style-name="P15">_sip._udp.rr.sipx2.example.com. IN <text:s text:c="2"/>SRV <text:s text:c="7"/>4 100 5070 sipx1.example.com.</text:p>
      <text:p text:style-name="P15"/>
      <text:p text:style-name="P15">; sipx2.example.com routing for authorization service</text:p>
      <text:p text:style-name="P15">_sip._tcp.ap.sipx2.example.com. IN <text:s text:c="2"/>SRV <text:s text:c="7"/>1 <text:s text:c="2"/>0 5080 sipx2.example.com.</text:p>
      <text:p text:style-name="P15">_sip._udp.ap.sipx2.example.com. IN <text:s text:c="2"/>SRV <text:s text:c="7"/>3 <text:s text:c="2"/>0 5080 sipx2.example.com.</text:p>
      <text:p text:style-name="P15">_sip._tcp.ap.sipx2.example.com. IN <text:s text:c="2"/>SRV <text:s text:c="7"/>2 100 5080 sipx1.example.com.</text:p>
      <text:p text:style-name="P15">_sip._udp.ap.sipx2.example.com. IN <text:s text:c="2"/>SRV <text:s text:c="7"/>4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must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Install the sipXpbx software on the Distributed Server normally. <text:s text:c="2"/>When you reach the step of generating the TLS/SSL certificate, rather than generating new certificates, copy <text:span text:style-name="T6">the files:</text:span></text:p>
      <text:p text:style-name="P27"/>
      <text:p text:style-name="P11"><text:span text:style-name="T3">dist-server</text:span><text:span text:style-name="T1">.key<text:line-break/></text:span><text:span text:style-name="T3">dist-server</text:span><text:span text:style-name="T1">.crt</text:span></text:p>
      <text:p text:style-name="P28"><text:span text:style-name="T3">caname</text:span><text:span text:style-name="T1">.crt</text:span> <text:s/></text:p>
      <text:p text:style-name="P28"/>
      <text:p text:style-name="P26">that you created on the Master Server to the Distributed Server and execute the following as root in the directory:</text:p>
      <text:p text:style-name="P20"/>
      <text:p text:style-name="P10">/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29">Disable non-replicated services on the Distributed Server.</text:p>
        </text:list-item>
        <text:list-item>
          <text:p text:style-name="P29">Configure routing for non-replicated services on the Distributed Server</text:p>
        </text:list-item>
        <text:list-item>
          <text:p text:style-name="P29">Configure the Master Server to manage the Distributed Server.</text:p>
        </text:list-item>
        <text:list-item>
          <text:p text:style-name="P29">Configure registry synchronization on both servers.</text:p>
        </text:list-item>
        <text:list-item>
          <text:p text:style-name="P29">Configure routing for redundant services on both servers.</text:p>
        </text:list-item>
        <text:list-item>
          <text:p text:style-name="P29">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7">
        <text:list-item>
          <text:list>
            <text:list-item>
              <text:p text:style-name="P30">registrar/redirect service (sipregistrar)</text:p>
            </text:list-item>
          </text:list>
        </text:list-item>
      </text:list>
      <text:list text:style-name="L8">
        <text:list-item>
          <text:list>
            <text:list-item>
              <text:p text:style-name="P31">forking proxy (sipproxy)</text:p>
            </text:list-item>
          </text:list>
        </text:list-item>
      </text:list>
      <text:list text:style-name="L9">
        <text:list-item>
          <text:list>
            <text:list-item>
              <text:p text:style-name="P32">authentication proxy (sipauthproxy)</text:p>
            </text:list-item>
          </text:list>
        </text:list-item>
      </text:list>
      <text:p text:style-name="P33"/>
      <text:p text:style-name="P33">To disable the other services, changes are needed in the process definition files; these are found in the <text:span text:style-name="T1">/etc/sipxpbx/process.d</text:span><text:span text:style-name="T6"> directory. <text:s/>There are 4 files in that directory that should be left unmodified</text:span>:</text:p>
      <text:p text:style-name="P33"/>
      <text:p text:style-name="P34">keepalive.process.xml</text:p>
      <text:p text:style-name="P34">sipauthproxy.process.xml</text:p>
      <text:p text:style-name="P34">sipproxy.process.xml</text:p>
      <text:p text:style-name="P34">sipregistrar.process.xml</text:p>
      <text:p text:style-name="P35"/>
      <text:p text:style-name="P33">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36"/>
      <text:p text:style-name="P34">sipstatus.process.xml</text:p>
      <text:p text:style-name="P34">sipxacd.process.xml</text:p>
      <text:p text:style-name="P34">sipxconfig.process.xml</text:p>
      <text:p text:style-name="P34">sipxpark.process.xml</text:p>
      <text:p text:style-name="P34">sipxpresence.process.xml</text:p>
      <text:p text:style-name="P34">sipXvxml.process.xml</text:p>
      <text:p text:style-name="P37"/>
      <text:p text:style-name="P33">Edit each of the above files <text:span text:style-name="T8">on the Distributed Server. Each has an entry like this one:</text:span></text:p>
      <text:p text:style-name="P38"/>
      <text:p text:style-name="P39">&lt;?xml version="1.0"?&gt;</text:p>
      <text:p text:style-name="P40">&lt;<text:span text:style-name="T9">watchdog-process</text:span> <text:span text:style-name="T10">enable=”true”</text:span> xmlns="<text:a xlink:type="simple" xlink:href="http://www.sipfoundry.org/sipX/schema/xml/watchdogprocess-00-00">http://www.sipfoundry.org/sipX/schema/xml/watchdogprocess-00-01</text:a>"&gt;</text:p>
      <text:p text:style-name="P40">...</text:p>
      <text:p text:style-name="P40">&lt;/watchdog-process&gt;</text:p>
      <text:p text:style-name="P40"/>
      <text:p text:style-name="P38">Modify the attribute to the top level <text:span text:style-name="T1">watchdog-process</text:span> element <text:span text:style-name="T6">named “</text:span><text:span text:style-name="T1">enable</text:span><text:span text:style-name="T6">” and set it to “</text:span><text:span text:style-name="T1">false</text:span><text:span text:style-name="T6">”, like this:</text:span></text:p>
      <text:p text:style-name="P40">&lt;<text:span text:style-name="T9">watchdog-process</text:span> <text:span text:style-name="T10">enable=”false”</text:span> xmlns="<text:a xlink:type="simple" xlink:href="http://www.sipfoundry.org/sipX/schema/xml/watchdogprocess-00-00">http://www.sipfoundry.org/sipX/schema/xml/watchdogprocess-00-01</text:a>"&gt;</text:p>
      <text:p text:style-name="P40">...</text:p>
      <text:p text:style-name="P40">&lt;/watchdog-process&gt;</text:p>
      <text:p text:style-name="P40"/>
      <text:p text:style-name="P38">Save the file, and then run the following command for each <text:s/>to check that the file is still valid (again, nothing printed means ok):</text:p>
      <text:p text:style-name="P41">sipx-validate-xml /etc/sipxpbx/process.d/<text:span text:style-name="T2">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42">CONFIG_SERVER_ADDR=${MY_IP_ADDR}</text:p>
      <text:p text:style-name="P42">MEDIA_SERVER_ADDR=${MY_IP_ADDR}</text:p>
      <text:p text:style-name="P42">STATUS_SERVER_ADDR=${MY_IP_ADDR}</text:p>
      <text:p text:style-name="P42">VOICEMAIL_SERVER_ADDR=${MY_IP_ADDR}</text:p>
      <text:p text:style-name="P42">VOICEMAIL_SERVER_HOSTNAME=${MY_IP_ADDR}</text:p>
      <text:p text:style-name="P42">ORBIT_SERVER_ADDR=${MY_IP_ADDR}</text:p>
      <text:p text:style-name="P42">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43"># See HaSetup.pdf for how to use the following</text:p>
      <text:p text:style-name="P43">#SIP_REGISTRAR_XMLRPC_PORT : 5077</text:p>
      <text:p text:style-name="P43">#SIP_REGISTRAR_NAME : ${MY_FULL_HOSTNAME}</text:p>
      <text:p text:style-name="P43">#SIP_REGISTRAR_SYNC_WITH : MASTER_HOSTNAME, DISTRIBUTED_HOSTNAME</text:p>
      <text:p text:style-name="P44">For each of the last three of these lines, delete the leading ‘#’ character (so that they begin ‘<text:span text:style-name="T1">SIP_REGISTRAR_</text:span>’).</text:p>
      <text:p text:style-name="P44">Replace <text:span text:style-name="T1">MASTER_HOSTNAME </text:span>and<text:span text:style-name="T1"> DISTRIBUTED_HOSTNAME </text:span>with the fully qualified host names of your Master and Distributed Servers.</text:p>
      <text:h text:style-name="P45" text:outline-level="3">Modify proxy routing for redundant services on both servers</text:h>
      <text:p text:style-name="P44">On both the Master and Distributed Servers, edit the file <text:span text:style-name="T1">/etc/sipxpbx/config.defs</text:span></text:p>
      <text:p text:style-name="P44">Find the setting for:</text:p>
      <text:p text:style-name="P42">REGISTRAR_SERVER_SIP_SRV_OR_HOSTPORT</text:p>
      <text:p text:style-name="P44">and set it to:</text:p>
      <text:p text:style-name="P42">REGISTRAR_SERVER_SIP_SRV_OR_HOSTPORT=<text:span text:style-name="T11">rr.${MY_FULL_HOSTNAME}</text:span></text:p>
      <text:p text:style-name="P44">Find the setting for:</text:p>
      <text:p text:style-name="P42">AUTH_PROXY_SERVER_SIP_SRV_OR_HOSTPORT</text:p>
      <text:p text:style-name="P44">and set it to:</text:p>
      <text:p text:style-name="P42">AUTH_PROXY_SERVER_SIP_SRV_OR_HOSTPORT=<text:span text:style-name="T11">ap.${MY_FULL_HOSTNAME}</text:span></text:p>
      <text:h text:style-name="P46" text:outline-level="3"/>
      <text:h text:style-name="P47" text:outline-level="3">Check that the domain and realm are the same on both servers</text:h>
      <text:p text:style-name="P48">In <text:span text:style-name="T1">/etc/sipxpbx/config.defs</text:span> there are two configuration assignments:</text:p>
      <text:p text:style-name="P42">SIPXCHANGE_DOMAIN_NAME=`hostname -f`</text:p>
      <text:p text:style-name="P42">SIPXCHANGE_REALM=`hostname -d`</text:p>
      <text:p text:style-name="P48">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5"/>
      <text:p text:style-name="P42">SIPXCHANGE_DOMAIN_NAME=”example.com”</text:p>
      <text:p text:style-name="P42">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Walter Gillett</meta:initial-creator>
    <meta:creation-date>2006-01-22T19:07:32</meta:creation-date>
    <dc:date>2006-11-03T10:52:42</dc:date>
    <dc:language>en-US</dc:language>
    <meta:editing-cycles>49</meta:editing-cycles>
    <meta:editing-duration>P2DT4H44M50S</meta:editing-duration>
    <meta:user-defined meta:name="Info 1"/>
    <meta:user-defined meta:name="Info 2"/>
    <meta:user-defined meta:name="Info 3"/>
    <meta:user-defined meta:name="Info 4"/>
    <meta:document-statistic meta:table-count="0" meta:image-count="0" meta:object-count="0" meta:page-count="9" meta:paragraph-count="239" meta:word-count="2429" meta:character-count="16373"/>
  </office:meta>
</office:document-meta>
</file>